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-Regular" svg:font-family="Lato-Regular"/>
    <style:font-face style:name="Lato-Italic" svg:font-family="Lato-Italic" style:font-family-generic="script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use-window-font-color="true" style:text-outline="false" style:font-name="Lato-Italic" fo:font-size="12pt" fo:letter-spacing="normal" fo:font-style="italic" style:letter-kerning="false" style:font-name-asian="Lato-Italic" style:font-size-asian="12pt" style:font-style-asian="italic" style:font-name-complex="Lato-Italic" style:font-size-complex="12pt" style:font-style-complex="italic"/>
    </style:style>
    <style:style style:name="P2" style:family="paragraph" style:parent-style-name="Standard" style:list-style-name="">
      <style:paragraph-properties style:text-autospace="none"/>
      <style:text-properties fo:color="#212224" style:text-outline="false" style:font-name="Lato-Regular" fo:font-size="12pt" fo:letter-spacing="normal" style:letter-kerning="false" style:font-name-asian="Lato-Regular" style:font-size-asian="12pt" style:font-name-complex="Lato-Regular" style:font-size-complex="12pt"/>
    </style:style>
    <style:style style:name="P3" style:family="paragraph" style:parent-style-name="Standard" style:list-style-name="">
      <style:paragraph-properties style:text-autospace="none"/>
      <style:text-properties fo:color="#212224" style:text-outline="false" style:font-name="Lato-Regular" fo:font-size="12pt" fo:letter-spacing="normal" fo:font-style="normal" style:letter-kerning="false" style:font-name-asian="Lato-Regular" style:font-size-asian="12pt" style:font-style-asian="normal" style:font-name-complex="Lato-Regular" style:font-size-complex="12pt" style:font-style-complex="normal"/>
    </style:style>
    <style:style style:name="P4" style:family="paragraph" style:parent-style-name="Standard" style:list-style-name="">
      <style:paragraph-properties style:text-autospace="none"/>
      <style:text-properties fo:color="#262626" style:text-outline="false" style:font-name="Monaco" fo:font-size="12pt" fo:letter-spacing="normal" fo:font-style="normal" style:letter-kerning="false" style:font-name-asian="Monaco" style:font-size-asian="12pt" style:font-style-asian="normal" style:font-name-complex="Monaco" style:font-size-complex="12pt" style:font-style-complex="normal"/>
    </style:style>
    <style:style style:name="P5" style:family="paragraph" style:parent-style-name="Standard" style:list-style-name="">
      <style:paragraph-properties style:text-autospace="none"/>
      <style:text-properties fo:font-size="12pt" style:font-size-asian="12pt" style:font-size-complex="12pt"/>
    </style:style>
    <style:style style:name="T1" style:family="text">
      <style:text-properties fo:color="#212224" style:text-outline="false" style:font-name="Lato-Regular" fo:font-size="15pt" fo:letter-spacing="normal" fo:font-style="normal" style:letter-kerning="false" style:font-name-asian="Lato-Regular" style:font-size-asian="15pt" style:font-style-asian="normal" style:font-name-complex="Lato-Regular" style:font-size-complex="15pt" style:font-style-complex="normal"/>
    </style:style>
    <style:style style:name="T2" style:family="text">
      <style:text-properties fo:color="#212224" style:text-outline="false" style:font-name="Lato-Regular" fo:letter-spacing="normal" fo:font-style="normal" style:letter-kerning="false" style:font-name-asian="Lato-Regular" style:font-style-asian="normal" style:font-name-complex="Lato-Regular" style:font-style-complex="normal"/>
    </style:style>
    <style:style style:name="T3" style:family="text">
      <style:text-properties style:use-window-font-color="true" style:text-outline="false" style:font-name="Monaco" fo:font-size="12pt" fo:letter-spacing="normal" fo:font-style="normal" style:letter-kerning="false" style:font-name-asian="Monaco" style:font-size-asian="12pt" style:font-style-asian="normal" style:font-name-complex="Monaco" style:font-size-complex="12pt" style:font-style-complex="normal"/>
    </style:style>
    <style:style style:name="T4" style:family="text">
      <style:text-properties fo:color="#262626" style:text-outline="false" style:font-name="Monaco" fo:font-size="12pt" fo:letter-spacing="normal" fo:font-style="normal" style:letter-kerning="false" style:font-name-asian="Monaco" style:font-size-asian="12pt" style:font-style-asian="normal" style:font-name-complex="Monaco" style:font-size-complex="12pt" style:font-style-complex="normal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font-name="Times New Roman"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What is the command to create a file? <text:s/>touch</text:p>
      <text:p text:style-name="P1"/>
      <text:p text:style-name="P3">2. What is a command to create a folder?<text:span text:style-name="T5"> <text:s/>mkdir</text:span></text:p>
      <text:p text:style-name="P1"/>
      <text:p text:style-name="P3">3. What is the command to delete a file?<text:span text:style-name="T5"> <text:s/>rm filename</text:span></text:p>
      <text:p text:style-name="P1"/>
      <text:p text:style-name="P3">4. What is the command to delete a folder?<text:span text:style-name="T5"> rmdir foldername or </text:span><text:span text:style-name="T6">rm -r docs<text:tab/></text:span></text:p>
      <text:p text:style-name="P1"/>
      <text:p text:style-name="P3">5. What is the command to move a file?<text:span text:style-name="T5"> <text:s/>mv sourcefile destinationfile</text:span></text:p>
      <text:p text:style-name="P1"/>
      <text:p text:style-name="P3">6. What is the command to copy a file?<text:span text:style-name="T5"> <text:s/></text:span><text:span text:style-name="T6">cp hi.txt newfile.txt<text:tab/></text:span></text:p>
      <text:p text:style-name="P1"/>
      <text:p text:style-name="P3">7. What is the command to go up one directory?<text:span text:style-name="T5"> ../</text:span></text:p>
      <text:p text:style-name="P1"/>
      <text:p text:style-name="P3">8. What is the command to list the files in a directory?<text:span text:style-name="T5"> <text:s/>ls</text:span></text:p>
      <text:p text:style-name="P1"/>
      <text:p text:style-name="P3">9. What is the command to see what directory you are currently in?<text:span text:style-name="T5"> <text:s/>pwd</text:span></text:p>
      <text:p text:style-name="P1"/>
      <text:p text:style-name="P3">10. What would typing</text:p>
      <text:p text:style-name="P4">```</text:p>
      <text:p text:style-name="P4">history</text:p>
      <text:p text:style-name="P4">```</text:p>
      <text:p text:style-name="P5"><text:span text:style-name="T2">do? <text:s/>prints your command histo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-Regular" svg:font-family="Lato-Regular"/>
    <style:font-face style:name="Lato-Italic" svg:font-family="Lato-Italic" style:font-family-generic="script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an Camacho</meta:initial-creator>
    <meta:creation-date>2016-05-21T10:27:45</meta:creation-date>
    <meta:document-statistic meta:table-count="0" meta:image-count="0" meta:object-count="0" meta:page-count="1" meta:paragraph-count="14" meta:word-count="120" meta:character-count="599"/>
    <dc:date>2016-05-21T10:33:00</dc:date>
    <dc:creator>Adan Camacho</dc:creator>
    <meta:editing-duration>PT5M16S</meta:editing-duration>
    <meta:editing-cycles>1</meta:editing-cycles>
    <meta:generator>OpenOffice/4.1.2$Unix OpenOffice.org_project/412m3$Build-9782</meta:generator>
  </office:meta>
</office:document-meta>
</file>